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face style:name="Liberation Mono" svg:font-family="'Liberation Mono', 'Courier New'" style:font-family-generic="modern"/>
    <style:font-face style:name="B Nazanin" svg:font-family="'B Nazanin'" style:font-pitch="variable"/>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 Nazanin1"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in" fo:margin-bottom="0.0799in" loext:contextual-spacing="false" fo:text-align="end" style:justify-single-word="false" style:writing-mode="rl-tb"/>
      <style:text-properties officeooo:paragraph-rsid="0010deb7"/>
    </style:style>
    <style:style style:name="P2" style:family="paragraph" style:parent-style-name="Standard" style:master-page-name="Standard">
      <style:paragraph-properties fo:text-align="center" style:justify-single-word="false" style:page-number="auto"/>
      <style:text-properties style:font-name-complex="B Nazanin1" style:language-complex="fa" style:country-complex="IR"/>
    </style:style>
    <style:style style:name="P3" style:family="paragraph" style:parent-style-name="Standard">
      <style:paragraph-properties fo:text-align="center" style:justify-single-word="false"/>
      <style:text-properties style:font-name-complex="B Nazanin1" style:language-complex="fa" style:country-complex="IR"/>
    </style:style>
    <style:style style:name="P4" style:family="paragraph" style:parent-style-name="Standard">
      <style:paragraph-properties fo:text-align="center" style:justify-single-word="false" style:writing-mode="rl-tb"/>
      <style:text-properties style:font-name-complex="B Nazanin1" style:language-complex="fa" style:country-complex="IR"/>
    </style:style>
    <style:style style:name="P5" style:family="paragraph" style:parent-style-name="Standard">
      <style:paragraph-properties fo:text-align="end" style:justify-single-word="false" style:writing-mode="rl-tb"/>
      <style:text-properties style:font-name-complex="B Nazanin1" style:language-complex="fa" style:country-complex="IR"/>
    </style:style>
    <style:style style:name="P6" style:family="paragraph" style:parent-style-name="Standard">
      <style:paragraph-properties fo:text-align="end" style:justify-single-word="false" style:writing-mode="rl-tb"/>
      <style:text-properties officeooo:paragraph-rsid="00123483" style:font-name-complex="B Nazanin1" style:language-complex="fa" style:country-complex="IR"/>
    </style:style>
    <style:style style:name="P7" style:family="paragraph" style:parent-style-name="Standard" style:list-style-name="L1">
      <style:paragraph-properties fo:text-align="end" style:justify-single-word="false" style:writing-mode="rl-tb"/>
      <style:text-properties fo:font-size="11pt" officeooo:paragraph-rsid="0010deb7" style:font-size-asian="11pt" style:font-size-complex="11pt"/>
    </style:style>
    <style:style style:name="P8" style:family="paragraph" style:parent-style-name="Standard">
      <style:paragraph-properties fo:text-align="end" style:justify-single-word="false" style:writing-mode="rl-tb"/>
      <style:text-properties officeooo:paragraph-rsid="0010deb7"/>
    </style:style>
    <style:style style:name="P9" style:family="paragraph" style:parent-style-name="Standard">
      <style:paragraph-properties fo:text-align="end" style:justify-single-word="false" style:writing-mode="rl-tb"/>
      <style:text-properties officeooo:paragraph-rsid="0013a382"/>
    </style:style>
    <style:style style:name="P10" style:family="paragraph" style:parent-style-name="Preformatted_20_Text" style:list-style-name="L1">
      <style:paragraph-properties fo:margin-top="0in" fo:margin-bottom="0.0799in" loext:contextual-spacing="false" fo:text-align="end" style:justify-single-word="false" style:writing-mode="rl-tb"/>
      <style:text-properties officeooo:paragraph-rsid="0010deb7"/>
    </style:style>
    <style:style style:name="P11" style:family="paragraph" style:parent-style-name="Preformatted_20_Text" style:list-style-name="L1">
      <style:paragraph-properties fo:margin-top="0in" fo:margin-bottom="0.0799in" loext:contextual-spacing="false" fo:text-align="end" style:justify-single-word="false" style:writing-mode="rl-tb"/>
      <style:text-properties officeooo:paragraph-rsid="001ebf51"/>
    </style:style>
    <style:style style:name="P12" style:family="paragraph" style:parent-style-name="Preformatted_20_Text">
      <style:paragraph-properties fo:margin-top="0in" fo:margin-bottom="0.0799in" loext:contextual-spacing="false" fo:text-align="end" style:justify-single-word="false" style:writing-mode="rl-tb"/>
      <style:text-properties officeooo:paragraph-rsid="0010deb7"/>
    </style:style>
    <style:style style:name="P13" style:family="paragraph" style:parent-style-name="Preformatted_20_Text">
      <style:paragraph-properties fo:margin-top="0in" fo:margin-bottom="0.0799in" loext:contextual-spacing="false" fo:text-align="end" style:justify-single-word="false" style:writing-mode="rl-tb"/>
      <style:text-properties officeooo:paragraph-rsid="0013a382"/>
    </style:style>
    <style:style style:name="P14" style:family="paragraph" style:parent-style-name="Preformatted_20_Text">
      <style:paragraph-properties fo:margin-top="0in" fo:margin-bottom="0.0799in" loext:contextual-spacing="false" fo:text-align="end" style:justify-single-word="false" style:writing-mode="rl-tb"/>
      <style:text-properties officeooo:paragraph-rsid="0018d4f8"/>
    </style:style>
    <style:style style:name="P15" style:family="paragraph" style:parent-style-name="Preformatted_20_Text" style:list-style-name="L1">
      <style:paragraph-properties fo:margin-top="0in" fo:margin-bottom="0.0799in" loext:contextual-spacing="false" fo:text-align="end" style:justify-single-word="false" style:writing-mode="rl-tb"/>
      <style:text-properties fo:font-size="11pt" officeooo:paragraph-rsid="0010deb7" style:font-size-asian="11pt" style:font-size-complex="11pt"/>
    </style:style>
    <style:style style:name="P16" style:family="paragraph" style:parent-style-name="Preformatted_20_Text" style:list-style-name="L1">
      <style:paragraph-properties fo:margin-top="0in" fo:margin-bottom="0.0799in" loext:contextual-spacing="false" fo:text-align="end" style:justify-single-word="false" style:writing-mode="rl-tb"/>
      <style:text-properties fo:font-weight="bold" officeooo:rsid="001ecbd5" officeooo:paragraph-rsid="001ecbd5" style:font-weight-asian="bold" style:font-weight-complex="bold"/>
    </style:style>
    <style:style style:name="P17" style:family="paragraph" style:parent-style-name="Preformatted_20_Text" style:list-style-name="L1">
      <style:paragraph-properties fo:margin-top="0in" fo:margin-bottom="0.0799in" loext:contextual-spacing="false" fo:text-align="end" style:justify-single-word="false" style:writing-mode="rl-tb"/>
      <style:text-properties fo:font-weight="bold" officeooo:rsid="001ecbd5" officeooo:paragraph-rsid="001fe92a" style:font-weight-asian="bold" style:font-weight-complex="bold"/>
    </style:style>
    <style:style style:name="P18" style:family="paragraph" style:parent-style-name="Preformatted_20_Text" style:list-style-name="L1">
      <style:paragraph-properties fo:margin-top="0in" fo:margin-bottom="0.0799in" loext:contextual-spacing="false" fo:text-align="end" style:justify-single-word="false" style:writing-mode="rl-tb"/>
      <style:text-properties fo:font-weight="bold" officeooo:rsid="002038b9" officeooo:paragraph-rsid="002038b9" style:font-weight-asian="bold" style:font-weight-complex="bold"/>
    </style:style>
    <style:style style:name="P19" style:family="paragraph" style:parent-style-name="Preformatted_20_Text">
      <style:paragraph-properties fo:margin-top="0in" fo:margin-bottom="0.0799in" loext:contextual-spacing="false" fo:text-align="end" style:justify-single-word="false" style:writing-mode="rl-tb"/>
      <style:text-properties fo:font-weight="bold" officeooo:rsid="002038b9" officeooo:paragraph-rsid="002038b9" style:font-weight-asian="bold" style:font-weight-complex="bold"/>
    </style:style>
    <style:style style:name="P20" style:family="paragraph" style:parent-style-name="Preformatted_20_Text">
      <style:paragraph-properties fo:margin-top="0in" fo:margin-bottom="0.0799in" loext:contextual-spacing="false" fo:text-align="end" style:justify-single-word="false" style:writing-mode="rl-tb"/>
      <style:text-properties officeooo:rsid="001530a1" officeooo:paragraph-rsid="001530a1" style:font-name-complex="B Nazanin1" style:language-complex="fa" style:country-complex="IR"/>
    </style:style>
    <style:style style:name="P21" style:family="paragraph" style:parent-style-name="Preformatted_20_Text">
      <style:paragraph-properties fo:margin-top="0in" fo:margin-bottom="0.0799in" loext:contextual-spacing="false" fo:text-align="end" style:justify-single-word="false" style:writing-mode="rl-tb"/>
      <style:text-properties officeooo:rsid="0018d4f8" officeooo:paragraph-rsid="0018d4f8"/>
    </style:style>
    <style:style style:name="P22" style:family="paragraph" style:parent-style-name="Preformatted_20_Text">
      <style:paragraph-properties fo:margin-top="0in" fo:margin-bottom="0.0799in" loext:contextual-spacing="false" fo:text-align="end" style:justify-single-word="false" style:writing-mode="rl-tb"/>
      <style:text-properties officeooo:rsid="001b6d1a" officeooo:paragraph-rsid="001b6d1a"/>
    </style:style>
    <style:style style:name="T1" style:family="text">
      <style:text-properties style:font-name-complex="B Nazanin1" style:language-complex="fa" style:country-complex="IR"/>
    </style:style>
    <style:style style:name="T2" style:family="text">
      <style:text-properties style:font-name="B Nazanin" fo:font-size="12pt" style:font-size-asian="12pt" style:font-name-complex="B Nazanin" style:font-size-complex="12pt"/>
    </style:style>
    <style:style style:name="T3" style:family="text">
      <style:text-properties style:font-name="B Nazanin" fo:font-size="12pt" style:font-size-asian="12pt" style:font-name-complex="B Nazanin" style:font-size-complex="12pt" style:language-complex="fa" style:country-complex="IR"/>
    </style:style>
    <style:style style:name="T4" style:family="text">
      <style:text-properties style:font-name="B Nazanin" fo:font-size="12pt" officeooo:rsid="001530a1" style:font-size-asian="12pt" style:font-name-complex="B Nazanin" style:font-size-complex="12pt" style:language-complex="fa" style:country-complex="IR"/>
    </style:style>
    <style:style style:name="T5" style:family="text">
      <style:text-properties style:font-name="B Nazanin" fo:font-size="12pt" officeooo:rsid="001acd01" style:font-size-asian="12pt" style:font-name-complex="B Nazanin" style:font-size-complex="12pt" style:language-complex="fa" style:country-complex="IR"/>
    </style:style>
    <style:style style:name="T6" style:family="text">
      <style:text-properties style:font-name="B Nazanin" fo:font-size="12pt" officeooo:rsid="001b6276" style:font-size-asian="12pt" style:font-name-complex="B Nazanin" style:font-size-complex="12pt" style:language-complex="fa" style:country-complex="IR"/>
    </style:style>
    <style:style style:name="T7" style:family="text">
      <style:text-properties style:font-name="B Nazanin" fo:font-size="12pt" officeooo:rsid="001d49e4" style:font-size-asian="12pt" style:font-name-complex="B Nazanin" style:font-size-complex="12pt" style:language-complex="fa" style:country-complex="IR"/>
    </style:style>
    <style:style style:name="T8" style:family="text">
      <style:text-properties style:font-name="B Nazanin" fo:font-size="12pt" officeooo:rsid="0016a846" style:font-size-asian="12pt" style:font-name-complex="B Nazanin" style:font-size-complex="12pt"/>
    </style:style>
    <style:style style:name="T9" style:family="text">
      <style:text-properties style:font-name="B Nazanin" fo:font-size="12pt" officeooo:rsid="00187c3a" style:font-size-asian="12pt" style:font-name-complex="B Nazanin" style:font-size-complex="12pt"/>
    </style:style>
    <style:style style:name="T10" style:family="text">
      <style:text-properties style:font-name="B Nazanin" fo:font-size="12pt" officeooo:rsid="001ebf51" style:font-size-asian="12pt" style:font-name-complex="B Nazanin" style:font-size-complex="12pt"/>
    </style:style>
    <style:style style:name="T11" style:family="text">
      <style:text-properties style:font-name="B Nazanin" fo:font-size="12pt" officeooo:rsid="001fe92a" style:font-size-asian="12pt" style:font-name-complex="B Nazanin" style:font-size-complex="12pt"/>
    </style:style>
    <style:style style:name="T12" style:family="text">
      <style:text-properties style:font-name="B Nazanin" fo:font-size="12pt" fo:font-weight="bold" style:font-size-asian="12pt" style:font-weight-asian="bold" style:font-name-complex="B Nazanin" style:font-size-complex="12pt" style:language-complex="fa" style:country-complex="IR" style:font-weight-complex="bold"/>
    </style:style>
    <style:style style:name="T13" style:family="text">
      <style:text-properties style:font-name="B Nazanin" fo:font-size="12pt" fo:font-weight="bold" officeooo:rsid="001530a1" style:font-size-asian="12pt" style:font-weight-asian="bold" style:font-name-complex="B Nazanin" style:font-size-complex="12pt" style:language-complex="fa" style:country-complex="IR" style:font-weight-complex="bold"/>
    </style:style>
    <style:style style:name="T14" style:family="text">
      <style:text-properties style:font-name="B Nazanin" fo:font-size="12pt" fo:font-weight="bold" style:font-size-asian="12pt" style:font-weight-asian="bold" style:font-name-complex="B Nazanin" style:font-size-complex="12pt" style:font-weight-complex="bold"/>
    </style:style>
    <style:style style:name="T15" style:family="text">
      <style:text-properties style:font-name="B Nazanin" fo:font-size="12pt" fo:font-weight="bold" officeooo:rsid="001ebf51" style:font-size-asian="12pt" style:font-weight-asian="bold" style:font-name-complex="B Nazanin" style:font-size-complex="12pt" style:font-weight-complex="bold"/>
    </style:style>
    <style:style style:name="T16" style:family="text">
      <style:text-properties style:font-name="B Nazanin" fo:font-size="12pt" fo:font-weight="normal" style:font-size-asian="12pt" style:font-weight-asian="normal" style:font-name-complex="B Nazanin" style:font-size-complex="12pt" style:font-weight-complex="normal"/>
    </style:style>
    <style:style style:name="T17" style:family="text">
      <style:text-properties style:font-name="B Nazanin" fo:font-size="12pt" fo:font-weight="normal" officeooo:rsid="001ebf51" style:font-size-asian="12pt" style:font-weight-asian="normal" style:font-name-complex="B Nazanin" style:font-size-complex="12pt" style:font-weight-complex="normal"/>
    </style:style>
    <style:style style:name="T18" style:family="text">
      <style:text-properties style:font-name="B Nazanin" fo:font-size="12pt" fo:font-weight="normal" officeooo:rsid="001fe92a" style:font-size-asian="12pt" style:font-weight-asian="normal" style:font-name-complex="B Nazanin" style:font-size-complex="12pt" style:font-weight-complex="normal"/>
    </style:style>
    <style:style style:name="T19" style:family="text">
      <style:text-properties style:font-name="B Nazanin" style:font-name-complex="B Nazanin"/>
    </style:style>
    <style:style style:name="T20" style:family="text">
      <style:text-properties style:font-name="B Nazanin" style:font-name-complex="B Nazanin" style:language-complex="fa" style:country-complex="IR"/>
    </style:style>
    <style:style style:name="T21" style:family="text">
      <style:text-properties style:font-name="B Nazanin" fo:font-weight="bold" style:font-weight-asian="bold" style:font-name-complex="B Nazanin" style:font-weight-complex="bold"/>
    </style:style>
    <style:style style:name="T22" style:family="text">
      <style:text-properties style:font-name="B Nazanin" fo:font-weight="bold" style:font-weight-asian="bold" style:font-name-complex="B Nazanin" style:language-complex="fa" style:country-complex="IR" style:font-weight-complex="bold"/>
    </style:style>
    <style:style style:name="T23" style:family="text">
      <style:text-properties style:font-name="B Nazanin" fo:font-size="11pt" style:font-size-asian="11pt" style:font-name-complex="B Nazanin" style:font-size-complex="11pt"/>
    </style:style>
    <style:style style:name="T24" style:family="text">
      <style:text-properties style:font-name="B Nazanin" fo:font-size="11pt" fo:font-weight="bold" style:font-size-asian="11pt" style:font-weight-asian="bold" style:font-name-complex="B Nazanin" style:font-size-complex="11pt" style:font-weight-complex="bol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به نام خدا</text:p>
      <text:p text:style-name="P3">پروژه‌ی نهایی درس طراحی سیسیتم های دیجیتال</text:p>
      <text:p text:style-name="P4">هومن هاشمی 92100415<text:line-break/>شراره میرزرگر 92106283<text:line-break/>مهدی بهروزی‌خواه 92100386</text:p>
      <text:p text:style-name="P5">شرح مختصر:</text:p>
      <text:p text:style-name="P5">در این پروژه هدف پیاده‌سازی یک شبیه‌ساز برای شبکه های روی چیپ است. این شبیه ساز ساختار شبکه و ترافیک آن را از روی فایل دریافت می کند و سپس تعداد سیکل هایی که برای انتقال این ترافیک بر روی این شبکه لازم است را محاسبه می‌کند.</text:p>
      <text:p text:style-name="P5">محیط پیاده‌سازی:</text:p>
      <text:p text:style-name="P5">برای پیاده‌سازی این شبیه‌ساز از زبان وریلاگ و نرم افزار سنتز ISE استفاده شده است. ساختار ماژولار و ماژول های استفاده شده در این شبیه ساز در ادامه توضیح داده خواهند شد. نحوه‌ی خواندن ورودی ها <text:s/>از فایل های hex تولید شده از روی کانفیگ است که درون ROM ذخیره می‌شوند و نحوه‌ی اعلام پایان شبیه سازی <text:s/>و نوشتن خروجی ها به وسیله‌ی پایه های خروجی ماژول اصلی است.</text:p>
      <text:p text:style-name="P6"/>
      <text:p text:style-name="P9"><text:span text:style-name="T1"><text:s/></text:span><text:span text:style-name="T12">ماژول </text:span><text:span text:style-name="T13">traffic</text:span><text:span text:style-name="T12">:</text:span></text:p>
      <text:p text:style-name="P13"><text:span text:style-name="T14">خلاصه</text:span><text:span text:style-name="T2">:</text:span></text:p>
      <text:p text:style-name="P20"><text:span text:style-name="T2">این ماژول همانند فایل cpp که در رفرنس وجود داشت عمل می‌کند و در‌واقع قرار است نقش پردازنده را ایفا کند. این ماژول مانند یک صف عمل می‌کند </text:span><text:span text:style-name="T8">و به ترتیب فلیت </text:span><text:span text:style-name="T9">هایی که از فایل خوانده ایم</text:span><text:span text:style-name="T8"> را در خروجی می‌دهد.</text:span></text:p>
      <text:p text:style-name="P14"><text:span text:style-name="T14">جزئییات</text:span><text:span text:style-name="T2">:</text:span></text:p>
      <text:p text:style-name="P21"><text:span text:style-name="T4">ه</text:span><text:span text:style-name="T3">مانطور که گفته شد این ماژول مانند یک صف عمل می‌کند. پس ابتدا باید پاکت هایی که از فایل خوانده‌ایم را در ورودی به این ماژول می‌دهیم، به طوری که هر clock یک پکت و سپس در ادامه از خروجی آن برای ورودی دادن به پورت ۰ روتر مربوطه‌اش استفاده می‌کنیم.</text:span><text:span text:style-name="T5"> هرگاه میتوانستیم این انتقال را انجام دهیم، اول صف را به بیرون می‌ریزیم و خروجی به بعدی اشاره می‌کند. همچنین این ماژول به صورت ضمنی پکت ه</text:span><text:span text:style-name="T6">ا ر</text:span><text:span text:style-name="T5">ا به فلیت تبدیل می‌کند و موقع خروجی دادن بجای اینکه به پکت بعدی برود، به فلیت بعدی می‌رود.</text:span></text:p>
      <text:p text:style-name="P22"><text:span text:style-name="T7">برای کنترل این وضعیت ها، این ماژول مانند یک ماشین وضعیت است و </text:span><text:span text:style-name="T5">ا</text:span><text:span text:style-name="T3">ز آن جایی که این صف باید از بیرون کنترل شود، یک </text:span><text:span text:style-name="T7">وضعیت</text:span><text:span text:style-name="T3"> از بیرون می‌گیرد و با توجه به آن </text:span><text:span text:style-name="T7">وضعیت</text:span><text:span text:style-name="T3"> طبق برنامه اش عمل می‌کند.</text:span><text:span text:style-name="T7"> انواع وضعیت‌هایی که می‌تواند قرار بگیرد در زیر آمده است:</text:span></text:p>
      <text:list xml:id="list2542639339342333075" text:style-name="L1">
        <text:list-item>
          <text:p text:style-name="P11"><text:span text:style-name="T15">Init</text:span><text:span text:style-name="T2">: </text:span><text:span text:style-name="T10">در این وضعیت تعداد پاکت‌هایی که در آینده قرار است در این صف قرار بگیرد را می‌گیرد.</text:span></text:p>
        </text:list-item>
        <text:list-item>
          <text:p text:style-name="P16"><text:span text:style-name="T2">Fill</text:span><text:span text:style-name="T10">: </text:span><text:span text:style-name="T16">هر بار که در این وضعیت قرار می‌گیرد، ورودی را که یک پکت است، می‌خواند و در صف خودش ذخیره می‌کند.</text:span></text:p>
        </text:list-item>
        <text:list-item>
          <text:p text:style-name="P17"><text:span text:style-name="T11">PreDeque</text:span><text:span text:style-name="T17">: </text:span><text:span text:style-name="T18">پس از اینکه روتر پر شد، باید خروجی آن را به اولین عنصر صف اشاره دهیم، برای اینکار لازم است یک بار روتر در این وضعیت قرار گیرد تا خروجیش درست شود.</text:span></text:p>
        </text:list-item>
        <text:list-item>
          <text:p text:style-name="P18"><text:span text:style-name="T11">Dequeue: </text:span><text:span text:style-name="T16">این وضعیت به این معنی است که باید به flit بعدی اشاره کنیم، برای این منظور چک می‌کنیم که اگر همین پکتی که در حال فرستادن آن بودیم، flit دیگری داشت، آن را می‌فرستیم، در غیر این صورت، به پکت بعدی می‌رویم و اولین flit آن را می‌فرستیم.</text:span></text:p>
        </text:list-item>
      </text:list>
      <text:p text:style-name="P19"><text:span text:style-name="T16"/></text:p>
      <text:p text:style-name="P19"><text:span text:style-name="T16"/></text:p>
      <text:p text:style-name="P19"><text:span text:style-name="T16"/></text:p>
      <text:p text:style-name="P8"><text:soft-page-break/><text:span text:style-name="T1"><text:s/></text:span><text:span text:style-name="T12">ماژول main:</text:span></text:p>
      <text:p text:style-name="P1"><text:span text:style-name="T14">خلاصه</text:span><text:span text:style-name="T2">:</text:span></text:p>
      <text:p text:style-name="P1"><text:span text:style-name="T2">این ماژول در‌واقع نقش ارتباط بین روتر ها و پردازنده هر روتر با روتر مربطه اش را انجام می‌دهد. در‌واقع ورودی ها و خروجی های هر پورت روترها را از روتر یا پردازه ای که باید می‌گیرد و در روتر مقصد می‌گذارد. همچنین تمام instance های روترها و پردازنده‌ها درون این ماژول قرار دارند و در نتیجه فایل‌های ورودی را نیز این ماژول می‌خواند و پردازش می‌کند.</text:span></text:p>
      <text:p text:style-name="P1"><text:span text:style-name="T14">جزئییات</text:span><text:span text:style-name="T2">:</text:span></text:p>
      <text:p text:style-name="P1"><text:span text:style-name="T2">این ماژول ابتدا ورودی‌ها را از فایل می‌خواند. برای این قسمت سعی کردیم از دستور $readmemh <text:s/>استفاده کنیم تا قالبیت سنتز داشته باشد. سپس اطلاعات خوانده شده را در آرایه هایی دسته بندی می‌کنیم. پس از این به اندازه حداکثر روتر هایی که در فایل پارامتر مشخص شده با استفاده از generate block ، از router و traffic نمونه می‌گیریم. هر کدام از <text:s/>این نمونه‌ها با یک state machine کار میکنند و state آن‌ها از طریق این ماژول بیرونی main به وسیله ورودی که از پورت op اشان می‌گیرند، کنترل می‌شود.</text:span></text:p>
      <text:p text:style-name="P1"><text:span text:style-name="T2">پس از این فرآیند‌ها این ماژول مانند یک state machine عمل می‌کند که سر هر لبه clock یا reset تغییر وضعیت می‌دهد. حالت‌های آن و فعالیت‌های مربوط به هر بخش این‌گونه است:</text:span></text:p>
      <text:list xml:id="list202046315051743" text:continue-numbering="true" text:style-name="L1">
        <text:list-item>
          <text:p text:style-name="P10"><text:span text:style-name="T14">InitState</text:span><text:span text:style-name="T2">: این حالت اولیه ایست که هر بار اگر reset ۱ شود به این حالت باز‌می‌گردیم و تمام کار‌های اولیه را انجام می‌دهد مانند ورودی خواندن از فایل.</text:span></text:p>
          <text:list>
            <text:list-item>
              <text:p text:style-name="P15"><text:span text:style-name="T21">وضعیت روتر‌ها:</text:span><text:span text:style-name="T19"> <text:s/>تمام روتر ها را به وضعیت nop می‌بریم. </text:span></text:p>
            </text:list-item>
            <text:list-item>
              <text:p text:style-name="P15"><text:span text:style-name="T21">وضعیت پردازنده‌ها: </text:span><text:span text:style-name="T19"><text:s/>تمام پردازنده‌ها را به حالت nop می‌بریم.</text:span></text:p>
            </text:list-item>
            <text:list-item>
              <text:p text:style-name="P15"><text:span text:style-name="T21">وضعیت بعدی خود ماژول:</text:span><text:span text:style-name="T19"> به حالت InitTraffic می‌رویم.</text:span></text:p>
            </text:list-item>
          </text:list>
        </text:list-item>
        <text:list-item>
          <text:p text:style-name="P10"><text:span text:style-name="T14">InitTraffic</text:span><text:span text:style-name="T2">: در این حالت به تمام پردازنده‌ها تعداد ترافیک دریافتیشان را می‌دهیم و آن هارا آماده اجرای دستورات بعدی می‌کنیم. </text:span></text:p>
          <text:list>
            <text:list-item>
              <text:p text:style-name="P15"><text:span text:style-name="T21">وضعیت روتر‌ها:</text:span><text:span text:style-name="T19"> <text:s/>تمام روتر ها را به وضعیت nop می‌بریم. </text:span></text:p>
            </text:list-item>
            <text:list-item>
              <text:p text:style-name="P15"><text:span text:style-name="T21">وضعیت پردازنده‌ها:</text:span><text:span text:style-name="T19"> <text:s/>تمام پردازنده‌ها را به حالت Init می‌بریم.</text:span></text:p>
            </text:list-item>
            <text:list-item>
              <text:p text:style-name="P15"><text:span text:style-name="T21">وضعیت بعدی خود ماژول:</text:span><text:span text:style-name="T19"> به حالت FillTraffic می‌رویم.</text:span></text:p>
            </text:list-item>
          </text:list>
        </text:list-item>
        <text:list-item>
          <text:p text:style-name="P10"><text:span text:style-name="T14">FillTraffic</text:span><text:span text:style-name="T2">: در این حالت به تمام پردازنده‌ها ترافیک هایی را که از فایل خوانده بودیم می‌دهیم. در هر کلاک یک ترافیک و اگر ترافیکمان تمام شد آن پردازنده را بی‌کار می‌کنیم.</text:span></text:p>
          <text:list>
            <text:list-item>
              <text:p text:style-name="P15"><text:span text:style-name="T21">وضعیت روتر‌ها:</text:span><text:span text:style-name="T19"> <text:s/>تمام روتر ها را به وضعیت nop می‌بریم. </text:span></text:p>
            </text:list-item>
            <text:list-item>
              <text:p text:style-name="P15"><text:span text:style-name="T21">وضعیت پردازنده‌ها:</text:span><text:span text:style-name="T19"> پردازنده هایی که هنوز تمام پکت هایشان را نگرفته اند، به حالت fill و سایر پردازنده ها به وضعیت nop در می‌آیند.</text:span></text:p>
            </text:list-item>
            <text:list-item>
              <text:p text:style-name="P10"><text:span text:style-name="T24">وضعیت بعدی خود ماژول:</text:span><text:span text:style-name="T23"> به حالت FillTraffic می‌رویم اگر پردازنده ای باشد که در این وضیعت fill بوده. در غیر اینصورت یعنی تمام پردازنده ها ترافیک مربوط به خودشان را گرفته‌اند و به وضع</text:span><text:span text:style-name="T2">یت PreDequeTraffic می‌رویم.</text:span></text:p>
            </text:list-item>
          </text:list>
        </text:list-item>
        <text:list-item>
          <text:p text:style-name="P10"><text:span text:style-name="T14">PreDequeTraffic</text:span><text:span text:style-name="T2">: در این حالت تمام پردازنده‌ها صف مربوطه اشان را آماده می‌کنند و خروجیشان را برابر اولین ترافیکی که در قسمت قبل به آن‌ها داده شده بود می‌کنند تا در ادامه بتوانیم از خروجی آن‌ها استفاده کنیم.</text:span></text:p>
          <text:list>
            <text:list-item>
              <text:p text:style-name="P15"><text:span text:style-name="T21">وضعیت روتر‌ها:</text:span><text:span text:style-name="T19"> <text:s/>تمام روتر ها را به وضعیت nop می‌بریم. </text:span></text:p>
            </text:list-item>
            <text:list-item>
              <text:p text:style-name="P15"><text:span text:style-name="T21">وضعیت پردازنده‌ها:</text:span><text:span text:style-name="T19"> <text:s/>تمام پردازنده‌ها را به حالت PreDeque می‌بریم.</text:span></text:p>
            </text:list-item>
            <text:list-item>
              <text:p text:style-name="P15"><text:span text:style-name="T21">وضعیت بعدی خود ماژول:</text:span><text:span text:style-name="T19"> به حالت InitRouter می‌رویم.</text:span></text:p>
            </text:list-item>
          </text:list>
        </text:list-item>
        <text:list-item>
          <text:p text:style-name="P10"><text:soft-page-break/><text:span text:style-name="T14">InitRouter</text:span><text:span text:style-name="T2">: در این حالت تمام روتر‌ها را آماده سازی ‌می‌کنیم و اطلاعاتی که از ورودی خوانده‌ایم مانند تعداد پورت‌های ورودی و خروجی هر روتر را به آن می‌دهیم.</text:span></text:p>
          <text:list>
            <text:list-item>
              <text:p text:style-name="P15"><text:span text:style-name="T21">وضعیت روتر‌ها:</text:span><text:span text:style-name="T19"> <text:s/>تمام روتر ها را به وضعیت Init می‌بریم. </text:span></text:p>
            </text:list-item>
            <text:list-item>
              <text:p text:style-name="P15"><text:span text:style-name="T21">وضعیت پردازنده‌ها: </text:span><text:span text:style-name="T19"><text:s/>تمام پردازنده‌ها را به حالت nop می‌بریم.</text:span></text:p>
            </text:list-item>
            <text:list-item>
              <text:p text:style-name="P15"><text:span text:style-name="T21">وضعیت بعدی خود ماژول:</text:span><text:span text:style-name="T19"> به حالت LoadRtRouter می‌رویم.</text:span></text:p>
            </text:list-item>
          </text:list>
        </text:list-item>
        <text:list-item>
          <text:p text:style-name="P10"><text:span text:style-name="T14">LoadRtRouter</text:span><text:span text:style-name="T2">: در این حالت routing table ای که از ورودی خوانده‌ایم را به روتر‌ها می‌دهیم و هر مرحله یک عضو routing table را به روتر مربوطه‌اش می‌دهیم.</text:span></text:p>
          <text:list>
            <text:list-item>
              <text:p text:style-name="P15"><text:span text:style-name="T21">وضعیت روتر‌ها:</text:span><text:span text:style-name="T19"> <text:s/>تمام روتر هایی که routing table اشان را هنوز کامل دریافت نکرده اند را به وضعیت LoadRt می‌بریم و بقیه را به حالت nop.</text:span></text:p>
            </text:list-item>
            <text:list-item>
              <text:p text:style-name="P15"><text:span text:style-name="T21">وضعیت پردازنده‌ها:</text:span><text:span text:style-name="T19"> <text:s/>تمام پردازنده‌ها را به حالت nop می‌بریم.</text:span></text:p>
            </text:list-item>
            <text:list-item>
              <text:p text:style-name="P15"><text:span text:style-name="T19">و</text:span><text:span text:style-name="T21">ضعیت بعدی خود ماژول:</text:span><text:span text:style-name="T19"> به حالت LoadRtRouter می‌رویم اگر روتری باشد که ورودی اش را کامل نخوانده، در غیر اینصورت به حالت LoadStagingRouter می‌رویم.</text:span></text:p>
            </text:list-item>
          </text:list>
        </text:list-item>
        <text:list-item>
          <text:p text:style-name="P10"><text:span text:style-name="T14">LoadStagingRouter</text:span><text:span text:style-name="T2">: در این حالت خروجی هر پردازنده را نگاه می‌کنیم و در صورتی که کانال مجازی متناظرش در روتر خالی باشد، این خروجی را در ورودی پورت ۰ روتر می‌گذاریم تا در نیم کلاک بعد، آن را بخواند (زیرا روتر ها با negedge clock کار می‌کنند). همچنین با توجه به اتصالاتی که از ورودی خوانده‌ایم، خروجی هر پورت هر روتر را در ورودی پورت روتر مقصد می‌گذاریم. از طرفی هر روتری برای اینکه اعلام کند vc اش خالی شده باید در جهت عکس به روتر دیگر پیام بفرستد بنابر‌این پیامی در جهت عکس اتصالات نیز از روتر مقصد به‌ مبدأ می‌فرستیم.</text:span></text:p>
          <text:list>
            <text:list-item>
              <text:p text:style-name="P15"><text:span text:style-name="T21">وضعیت روتر‌ها:</text:span><text:span text:style-name="T19"> <text:s/>تمام روتر ها را به وضعیت LoadStaging می‌بریم. </text:span></text:p>
            </text:list-item>
            <text:list-item>
              <text:p text:style-name="P15"><text:span text:style-name="T21">وضعیت پردازنده‌ها:</text:span><text:span text:style-name="T19"> <text:s/>پردازنده هایی که خروجی آن‌ها وارد روتر می‌شود را به حالت Deque می‌بریم زیرا باید خروجیشان را تا clock بعدی دور بریزند و flit بعدی را بدهند. سایر پردازنده ها را به حالت nop می‌بریم.</text:span></text:p>
            </text:list-item>
            <text:list-item>
              <text:p text:style-name="P15"><text:span text:style-name="T21">وضعیت بعدی خود ماژول:</text:span><text:span text:style-name="T19"> به حالت Phase0Router می‌رویم.</text:span></text:p>
            </text:list-item>
          </text:list>
        </text:list-item>
        <text:list-item>
          <text:p text:style-name="P10"><text:span text:style-name="T14">Phase0Router</text:span><text:span text:style-name="T2">: در این حالت تمام روتر‌ها فعالیت مرحله صفرشان را روی ورودی های گرفته شده انجام می‌دهند.</text:span></text:p>
          <text:list>
            <text:list-item>
              <text:p text:style-name="P15"><text:span text:style-name="T21">وضعیت روتر‌ها:</text:span><text:span text:style-name="T19"> <text:s/>تمام روتر ها را به وضعیت Phase0 می‌بریم. </text:span></text:p>
            </text:list-item>
            <text:list-item>
              <text:p text:style-name="P15"><text:span text:style-name="T21">وضعیت پردازنده‌ها:</text:span><text:span text:style-name="T19"> <text:s/>تمام پردازنده‌ها را به حالت nop می‌بریم.</text:span></text:p>
            </text:list-item>
            <text:list-item>
              <text:p text:style-name="P15"><text:span text:style-name="T21">وضعیت بعدی خود ماژول:</text:span><text:span text:style-name="T19"> به حالت Phas1Router می‌رویم.</text:span></text:p>
            </text:list-item>
          </text:list>
        </text:list-item>
        <text:list-item>
          <text:p text:style-name="P10"><text:span text:style-name="T14">Phase1Router</text:span><text:span text:style-name="T2">: در این حالت تمام روتر‌ها فعالیت مرحله یکشان را روی ورودی های گرفته شده انجام می‌دهند.</text:span></text:p>
          <text:list>
            <text:list-item>
              <text:p text:style-name="P15"><text:span text:style-name="T21">وضعیت روتر‌ها:</text:span><text:span text:style-name="T19"> <text:s/>تمام روتر ها را به وضعیت Phase1 می‌بریم. </text:span></text:p>
            </text:list-item>
            <text:list-item>
              <text:p text:style-name="P15"><text:span text:style-name="T21">وضعیت پردازنده‌ها:</text:span><text:span text:style-name="T19"> <text:s/>تمام پردازنده‌ها را به حالت nop می‌بریم.</text:span></text:p>
            </text:list-item>
            <text:list-item>
              <text:p text:style-name="P15"><text:span text:style-name="T21">وضعیت بعدی خود ماژول:</text:span><text:span text:style-name="T19"> به حالت CheckEnd می‌رویم.</text:span></text:p>
            </text:list-item>
          </text:list>
        </text:list-item>
        <text:list-item>
          <text:p text:style-name="P10"><text:span text:style-name="T14">CheckEnd</text:span><text:span text:style-name="T2">: در این حالت هر روتر را چک ‌می‌کنیم که آیا کارش تمام شده یا خیر و در صورتی که تمام روتر‌ها کارشان تمام شده بود خروجی is_end را یک می‌کنیم و کار تمام است در غیر این‌صورت باید باز هم پکت ها را جا به جا کنیم و دوباره به حالت‌های قبلی رمی‌گردیم. همچنین در این وضعیت cycle هارا یک واحد زیاد می‌کنیم تا تعداد مراتبی که عملیات جابه‌جایی را انجام داده‌ایم بشماریم.</text:span></text:p>
          <text:list>
            <text:list-item>
              <text:p text:style-name="P15"><text:soft-page-break/><text:span text:style-name="T21">وضعیت روتر‌ها:</text:span><text:span text:style-name="T19"> <text:s/>تمام روتر ها را به وضعیت nop می‌بریم. </text:span></text:p>
            </text:list-item>
            <text:list-item>
              <text:p text:style-name="P15"><text:span text:style-name="T19">و</text:span><text:span text:style-name="T21">ضعیت پردازنده‌ها:</text:span><text:span text:style-name="T19"> <text:s/>تمام پردازنده‌ها را به حالت nop می‌بریم.</text:span></text:p>
            </text:list-item>
            <text:list-item>
              <text:p text:style-name="P15"><text:span text:style-name="T21">وضعیت بعدی خود ماژول:</text:span><text:span text:style-name="T19"> در صورتی که همه روتر ها کارشان تمام شده باشد به حالت EndState می‌رویم و در غیر اینصورت به حالت LoadStaging برمی‌گردیم.</text:span></text:p>
            </text:list-item>
          </text:list>
        </text:list-item>
        <text:list-item>
          <text:p text:style-name="P10"><text:span text:style-name="T14">EndState</text:span><text:span text:style-name="T2">: حالت پایانی است و به حالت بی‌کار در می‌آید.</text:span></text:p>
          <text:list>
            <text:list-item>
              <text:p text:style-name="P15"><text:span text:style-name="T21">وضعیت روتر‌ها:</text:span><text:span text:style-name="T19"> <text:s/>تمام روتر ها را به وضعیت nop می‌بریم. </text:span></text:p>
            </text:list-item>
            <text:list-item>
              <text:p text:style-name="P15"><text:span text:style-name="T21">وضعیت پردازنده‌ها:</text:span><text:span text:style-name="T19"> <text:s/>تمام پردازنده‌ها را به حالت nop می‌بریم.</text:span></text:p>
            </text:list-item>
            <text:list-item>
              <text:p text:style-name="P7"><text:span text:style-name="T22">وضعیت بعدی خود ماژول:</text:span><text:span text:style-name="T20"> به حالت EnState می‌رویم.</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face style:name="Liberation Mono" svg:font-family="'Liberation Mono', 'Courier New'" style:font-family-generic="modern"/>
    <style:font-face style:name="B Nazanin" svg:font-family="'B Nazanin'" style:font-pitch="variable"/>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 Nazanin1"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ejaVu Sans Mono" style:font-family-asian="'DejaVu Sans Mono'" style:font-family-generic-asian="modern" style:font-size-asian="10pt" style:font-name-complex="Liberation Mono" style:font-family-complex="'Liberation Mono', 'Courier New'" style:font-family-generic-complex="modern"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ovo</meta:initial-creator>
    <meta:editing-cycles>503</meta:editing-cycles>
    <meta:creation-date>2016-02-03T11:01:00</meta:creation-date>
    <dc:date>2016-02-03T20:20:45.190010905</dc:date>
    <meta:editing-duration>PT1H44M53S</meta:editing-duration>
    <meta:generator>LibreOffice/5.0.4.2$Linux_X86_64 LibreOffice_project/00m0$Build-2</meta:generator>
    <meta:document-statistic meta:table-count="0" meta:image-count="0" meta:object-count="0" meta:page-count="4" meta:paragraph-count="67" meta:word-count="1506" meta:character-count="7649" meta:non-whitespace-character-count="62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